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7" style:family="table-cell" style:parent-style-name="Default">
      <style:table-cell-properties fo:background-color="#ffff00"/>
      <style:text-properties fo:color="#800000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1.01160665037637" calcext:value-type="float">
            <text:p>1.0116066504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-0.0351191149948847" calcext:value-type="float">
            <text:p>-0.03511911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-35.7329897535671" calcext:value-type="float">
            <text:p>-35.7329897536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-36.7229518422684" calcext:value-type="float">
            <text:p>-36.722951842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-0.03481700786017" calcext:value-type="float">
            <text:p>-0.034817007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-35.7032258159285" calcext:value-type="float">
            <text:p>-35.7032258159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-36.7229505388704" calcext:value-type="float">
            <text:p>-36.722950538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1.10273387551072" calcext:value-type="float">
            <text:p>1.102733875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-0.0374643602273206" calcext:value-type="float">
            <text:p>-0.037464360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-145.767413097014" calcext:value-type="float">
            <text:p>-145.767413097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-73.4458769511852" calcext:value-type="float">
            <text:p>-73.4458769512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-109.148492854084" calcext:value-type="float">
            <text:p>-109.1484928541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-63.6059965265106" calcext:value-type="float">
            <text:p>-63.6059965265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-4295.46383415336" calcext:value-type="float">
            <text:p>-4295.4638341534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-397.219261459123" calcext:value-type="float">
            <text:p>-397.219261459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-15716.2458380063" calcext:value-type="float">
            <text:p>-15716.2458380063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-759.729957654729" calcext:value-type="float">
            <text:p>-759.729957654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-15091.8955419828" calcext:value-type="float">
            <text:p>-15091.8955419828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-744.488988005322" calcext:value-type="float">
            <text:p>-744.48898800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-5470.46452307559" calcext:value-type="float">
            <text:p>-5470.4645230756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-448.260532592718" calcext:value-type="float">
            <text:p>-448.260532592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1.04940630033337" calcext:value-type="float">
            <text:p>1.0494063003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-0.0361016722076331" calcext:value-type="float">
            <text:p>-0.0361016722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-35.6884764168993" calcext:value-type="float">
            <text:p>-35.6884764169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-36.7229509243206" calcext:value-type="float">
            <text:p>-36.7229509243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1.03062472320089" calcext:value-type="float">
            <text:p>1.0306247232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-0.0356128044882113" calcext:value-type="float">
            <text:p>-0.035612804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-72.402005953522" calcext:value-type="float">
            <text:p>-72.4020059535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-51.9340831148176" calcext:value-type="float">
            <text:p>-51.934083114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-72.4081497003041" calcext:value-type="float">
            <text:p>-72.4081497003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-51.9340830085531" calcext:value-type="float">
            <text:p>-51.93408300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-255.979056910999" calcext:value-type="float">
            <text:p>-255.979056911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-97.159756590368" calcext:value-type="float">
            <text:p>-97.159756590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-6241.7866522419" calcext:value-type="float">
            <text:p>-6241.7866522419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-478.808474875603" calcext:value-type="float">
            <text:p>-478.808474875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-15238.8928755306" calcext:value-type="float">
            <text:p>-15238.8928755306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-748.103033305839" calcext:value-type="float">
            <text:p>-748.103033305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-14577.8870542111" calcext:value-type="float">
            <text:p>-14577.8870542111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-731.699268252628" calcext:value-type="float">
            <text:p>-731.6992682526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-4625.93499306304" calcext:value-type="float">
            <text:p>-4625.934993063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-412.213908519814" calcext:value-type="float">
            <text:p>-412.21390851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-72.2580689465732" calcext:value-type="float">
            <text:p>-72.2580689466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-51.9340858092917" calcext:value-type="float">
            <text:p>-51.934085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1.04800274981326" calcext:value-type="float">
            <text:p>1.0480027498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-0.0360615168431902" calcext:value-type="float">
            <text:p>-0.036061516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-35.6516906871375" calcext:value-type="float">
            <text:p>-35.6516906871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-36.7229518422684" calcext:value-type="float">
            <text:p>-36.722951842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-72.3879160983793" calcext:value-type="float">
            <text:p>-72.3879160984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-51.9340833725644" calcext:value-type="float">
            <text:p>-51.934083372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-35.7039955286156" calcext:value-type="float">
            <text:p>-35.7039955286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-36.7229505311378" calcext:value-type="float">
            <text:p>-36.7229505311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-402.790766679373" calcext:value-type="float">
            <text:p>-402.7907666794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-121.796197999813" calcext:value-type="float">
            <text:p>-121.79619799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-7673.95957502752" calcext:value-type="float">
            <text:p>-7673.9595750275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-530.897293017253" calcext:value-type="float">
            <text:p>-530.897293017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-16414.0336025859" calcext:value-type="float">
            <text:p>-16414.033602585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-776.410015114659" calcext:value-type="float">
            <text:p>-776.410015114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-11640.0398223491" calcext:value-type="float">
            <text:p>-11640.0398223491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-653.833244283537" calcext:value-type="float">
            <text:p>-653.833244283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-2459.31989420857" calcext:value-type="float">
            <text:p>-2459.3198942086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-300.590168266677" calcext:value-type="float">
            <text:p>-300.590168266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-182.502190522986" calcext:value-type="float">
            <text:p>-182.502190523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-82.114984407532" calcext:value-type="float">
            <text:p>-82.114984407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-72.3244713550101" calcext:value-type="float">
            <text:p>-72.32447135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-51.934084526833" calcext:value-type="float">
            <text:p>-51.9340845268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-35.4562677601287" calcext:value-type="float">
            <text:p>-35.4562677601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-30.4490550426342" calcext:value-type="float">
            <text:p>-30.44905504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-109.021880992724" calcext:value-type="float">
            <text:p>-109.0218809927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-27.5422083835433" calcext:value-type="float">
            <text:p>-27.542208383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-145.459310255173" calcext:value-type="float">
            <text:p>-145.4593102552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-66.8367510400537" calcext:value-type="float">
            <text:p>-66.8367510401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-4258.67699021774" calcext:value-type="float">
            <text:p>-4258.6769902178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-583.85743394885" calcext:value-type="float">
            <text:p>-583.857433948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-35.7329897535671" calcext:value-type="float">
            <text:p>-35.732989753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-922.144638957261" calcext:value-type="float">
            <text:p>-922.144638957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-1084.55340194392" calcext:value-type="float">
            <text:p>-1084.5534019439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-35.6516906871375" calcext:value-type="float">
            <text:p>-35.6516906871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-872.035441720631" calcext:value-type="float">
            <text:p>-872.03544172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-72.3879160983793" calcext:value-type="float">
            <text:p>-72.3879160984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-530.049891985113" calcext:value-type="float">
            <text:p>-530.0498919851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-255.850594948246" calcext:value-type="float">
            <text:p>-255.8505949482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-48.5798790645853" calcext:value-type="float">
            <text:p>-48.57987906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-3193.71090384687" calcext:value-type="float">
            <text:p>-3193.710903846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-34.3511648726401" calcext:value-type="float">
            <text:p>-34.35116487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-15532.5782730967" calcext:value-type="float">
            <text:p>-15532.5782730967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-29.032035249422" calcext:value-type="float">
            <text:p>-29.032035249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-72.3883167455842" calcext:value-type="float">
            <text:p>-72.388316745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-51.934083360276" calcext:value-type="float">
            <text:p>-51.9340833603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-255.850594948246" calcext:value-type="float">
            <text:p>-255.8505949482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-97.1597578765394" calcext:value-type="float">
            <text:p>-97.159757876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-3193.71090384687" calcext:value-type="float">
            <text:p>-3193.7109038469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-342.528723402075" calcext:value-type="float">
            <text:p>-342.5287234021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-10795.415814511" calcext:value-type="float">
            <text:p>-10795.415814511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-629.667144463182" calcext:value-type="float">
            <text:p>-629.6671444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-16928.1211298618" calcext:value-type="float">
            <text:p>-16928.121129861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-788.474822369035" calcext:value-type="float">
            <text:p>-788.4748223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-7637.27346466923" calcext:value-type="float">
            <text:p>-7637.2734646692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-529.625680848643" calcext:value-type="float">
            <text:p>-529.625680848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-329.40463164327" calcext:value-type="float">
            <text:p>-329.4046316433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-110.168806999058" calcext:value-type="float">
            <text:p>-110.168806999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-109.107511161936" calcext:value-type="float">
            <text:p>-109.1075111619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-63.6059971201933" calcext:value-type="float">
            <text:p>-63.6059971202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-109.037736853741" calcext:value-type="float">
            <text:p>-109.0377368537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-63.6059981772462" calcext:value-type="float">
            <text:p>-63.605998177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1.04754077530926" calcext:value-type="float">
            <text:p>1.0475407753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-0.0360482324113813" calcext:value-type="float">
            <text:p>-0.03604823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1.01309870316632" calcext:value-type="float">
            <text:p>1.0130987032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-0.0351661699523703" calcext:value-type="float">
            <text:p>-0.035166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-145.459310255173" calcext:value-type="float">
            <text:p>-145.4593102552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-73.4458812360749" calcext:value-type="float">
            <text:p>-73.445881236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-4258.67699021774" calcext:value-type="float">
            <text:p>-4258.6769902178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-395.518100663842" calcext:value-type="float">
            <text:p>-395.518100663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-14504.3985936585" calcext:value-type="float">
            <text:p>-14504.3985936585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-729.853869996053" calcext:value-type="float">
            <text:p>-729.853869996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-14981.8529477866" calcext:value-type="float">
            <text:p>-14981.8529477866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-741.766898334959" calcext:value-type="float">
            <text:p>-741.76689833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-4846.35495616383" calcext:value-type="float">
            <text:p>-4846.3549561638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-421.914386227921" calcext:value-type="float">
            <text:p>-421.914386227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-182.496168696343" calcext:value-type="float">
            <text:p>-182.4961686963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-82.1149844719521" calcext:value-type="float">
            <text:p>-82.11498447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-35.6435716137599" calcext:value-type="float">
            <text:p>-35.643571613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-36.7229520511006" calcext:value-type="float">
            <text:p>-36.7229520511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1.08883314347577" calcext:value-type="float">
            <text:p>1.088833143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-0.0371091426542393" calcext:value-type="float">
            <text:p>-0.037109142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-72.4396293333979" calcext:value-type="float">
            <text:p>-72.4396293334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-51.9340824492658" calcext:value-type="float">
            <text:p>-51.93408244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1.012754609279" calcext:value-type="float">
            <text:p>1.0127546093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-0.0351549082024741" calcext:value-type="float">
            <text:p>-0.0351549082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1.00546877926359" calcext:value-type="float">
            <text:p>1.0054687793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-0.0349754810343964" calcext:value-type="float">
            <text:p>-0.034975481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-5800.97598981159" calcext:value-type="float">
            <text:p>-5800.9759898116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-461.60011883397" calcext:value-type="float">
            <text:p>-461.600118834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-15532.5782730967" calcext:value-type="float">
            <text:p>-15532.5782730967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-755.279245991011" calcext:value-type="float">
            <text:p>-755.279245991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-13145.7142059731" calcext:value-type="float">
            <text:p>-13145.7142059731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-694.830511019327" calcext:value-type="float">
            <text:p>-694.830511019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-4442.31207736494" calcext:value-type="float">
            <text:p>-4442.312077364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-403.952270881649" calcext:value-type="float">
            <text:p>-403.952270881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35.5897872052893" calcext:value-type="float">
            <text:p>-35.5897872053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-36.7229534661522" calcext:value-type="float">
            <text:p>-36.7229534662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0.995444887323023" calcext:value-type="float">
            <text:p>0.9954448873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-0.0346955006700331" calcext:value-type="float">
            <text:p>-0.0346955007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-72.4102737547804" calcext:value-type="float">
            <text:p>-72.4102737548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-51.9340829686526" calcext:value-type="float">
            <text:p>-51.9340829687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-35.7689084548679" calcext:value-type="float">
            <text:p>-35.7689084549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-36.7229489290964" calcext:value-type="float">
            <text:p>-36.7229489291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-72.4589536754882" calcext:value-type="float">
            <text:p>-72.4589536755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-51.9340821183742" calcext:value-type="float">
            <text:p>-51.93408211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-72.4941496694569" calcext:value-type="float">
            <text:p>-72.4941496695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-51.9340815048431" calcext:value-type="float">
            <text:p>-51.934081504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0.982701294924082" calcext:value-type="float">
            <text:p>0.9827012949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-0.0344098328298022" calcext:value-type="float">
            <text:p>-0.034409832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5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7"/>
          <table:covered-table-cell table:style-name="ce48"/>
          <table:covered-table-cell table:number-columns-repeated="3" table:style-name="ce49"/>
          <table:table-cell table:style-name="ce51" office:value-type="string" calcext:value-type="string" table:number-columns-spanned="8" table:number-rows-spanned="1">
            <text:p>Posicao 2</text:p>
          </table:table-cell>
          <table:covered-table-cell table:style-name="ce52"/>
          <table:covered-table-cell table:style-name="Default"/>
          <table:covered-table-cell table:number-columns-repeated="5"/>
          <table:table-cell table:style-name="ce53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table:number-columns-repeated="2"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table:number-columns-repeated="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table:number-columns-repeated="2"/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table:number-columns-repeated="2"/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table:number-columns-repeated="2"/>
          <table:table-cell table:style-name="ce3"/>
          <table:table-cell/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table:number-columns-repeated="2"/>
          <table:table-cell table:style-name="ce3"/>
          <table:table-cell/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table:number-columns-repeated="2"/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table:number-columns-repeated="2"/>
          <table:table-cell table:style-name="ce3"/>
          <table:table-cell/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table:number-columns-repeated="2"/>
          <table:table-cell table:style-name="ce3"/>
          <table:table-cell/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table:number-columns-repeated="2"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table:number-columns-repeated="2"/>
          <table:table-cell table:style-name="ce3"/>
          <table:table-cell/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table:number-columns-repeated="2"/>
          <table:table-cell table:style-name="ce3"/>
          <table:table-cell/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table:number-columns-repeated="2"/>
          <table:table-cell table:style-name="ce3"/>
          <table:table-cell/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table:number-columns-repeated="2"/>
          <table:table-cell table:style-name="ce3"/>
          <table:table-cell/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table:number-columns-repeated="2"/>
          <table:table-cell table:style-name="ce3"/>
          <table:table-cell/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table:number-columns-repeated="2"/>
          <table:table-cell table:style-name="ce3"/>
          <table:table-cell/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table:number-columns-repeated="2"/>
          <table:table-cell table:style-name="ce3"/>
          <table:table-cell/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table:number-columns-repeated="2"/>
          <table:table-cell table:style-name="ce3"/>
          <table:table-cell/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table:number-columns-repeated="2"/>
          <table:table-cell table:style-name="ce3"/>
          <table:table-cell/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8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8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3"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8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8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</table:table>
      <table:table table:name="aldrabanco 2 sessao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</table:table-row>
        <table:table-row table:style-name="ro1">
          <table:table-cell table:style-name="ce44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44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</table:table-row>
        <table:table-row table:style-name="ro1">
          <table:table-cell table:style-name="ce44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0" calcext:value-type="float" table:number-columns-spanned="1" table:number-rows-spanned="11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44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7"/>
        </table:table-row>
        <table:table-row table:style-name="ro1">
          <table:table-cell table:style-name="ce44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5:18:04.65559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19:58:55.769660043</dc:date>
    <meta:editing-duration>PT20H6M39S</meta:editing-duration>
    <meta:editing-cycles>103</meta:editing-cycles>
    <meta:generator>LibreOffice/4.2.8.2$Linux_X86_64 LibreOffice_project/420m0$Build-2</meta:generator>
    <meta:document-statistic meta:table-count="7" meta:cell-count="9876" meta:object-count="0"/>
    <meta:user-defined meta:name="qrichtext">1</meta:user-defined>
  </office:meta>
</office:document-meta>
</file>